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2" style:family="table-column">
      <style:table-column-properties fo:break-before="auto" style:column-width="2.258cm"/>
    </style:style>
    <style:style style:name="co3" style:family="table-column">
      <style:table-column-properties fo:break-before="auto" style:column-width="3.022cm"/>
    </style:style>
    <style:style style:name="co4" style:family="table-column">
      <style:table-column-properties fo:break-before="auto" style:column-width="1.715cm"/>
    </style:style>
    <style:style style:name="ro1" style:family="table-row">
      <style:table-row-properties style:row-height="0.452cm" fo:break-before="auto" style:use-optimal-row-height="true"/>
    </style:style>
    <style:style style:name="ro7" style:family="table-row">
      <style:table-row-properties style:row-height="0.788cm" fo:break-before="auto" style:use-optimal-row-height="true"/>
    </style:style>
    <style:style style:name="ro12" style:family="table-row">
      <style:table-row-properties style:row-height="1.737cm" fo:break-before="auto" style:use-optimal-row-height="true"/>
    </style:style>
    <style:style style:name="ro2" style:family="table-row">
      <style:table-row-properties style:row-height="1.104cm" fo:break-before="auto" style:use-optimal-row-height="true"/>
    </style:style>
    <style:style style:name="ro9" style:family="table-row">
      <style:table-row-properties style:row-height="0.684cm" fo:break-before="auto" style:use-optimal-row-height="true"/>
    </style:style>
    <style:style style:name="ro3" style:family="table-row">
      <style:table-row-properties style:row-height="1.842cm" fo:break-before="auto" style:use-optimal-row-height="true"/>
    </style:style>
    <style:style style:name="ro13" style:family="table-row">
      <style:table-row-properties style:row-height="1cm" fo:break-before="auto" style:use-optimal-row-height="true"/>
    </style:style>
    <style:style style:name="ro8" style:family="table-row">
      <style:table-row-properties style:row-height="0.579cm" fo:break-before="auto" style:use-optimal-row-height="true"/>
    </style:style>
    <style:style style:name="ro14" style:family="table-row">
      <style:table-row-properties style:row-height="0.788cm" fo:break-before="auto" style:use-optimal-row-height="true"/>
    </style:style>
    <style:style style:name="ro15" style:family="table-row">
      <style:table-row-properties style:row-height="1.842cm" fo:break-before="auto" style:use-optimal-row-height="true"/>
    </style:style>
    <style:style style:name="ro16" style:family="table-row">
      <style:table-row-properties style:row-height="1.21cm" fo:break-before="auto" style:use-optimal-row-height="true"/>
    </style:style>
    <style:style style:name="ro17" style:family="table-row">
      <style:table-row-properties style:row-height="2.053cm" fo:break-before="auto" style:use-optimal-row-height="true"/>
    </style:style>
    <style:style style:name="ro18" style:family="table-row">
      <style:table-row-properties style:row-height="2.579cm" fo:break-before="auto" style:use-optimal-row-height="true"/>
    </style:style>
    <style:style style:name="ro19" style:family="table-row">
      <style:table-row-properties style:row-height="2.157cm" fo:break-before="auto" style:use-optimal-row-height="true"/>
    </style:style>
    <style:style style:name="ro20" style:family="table-row">
      <style:table-row-properties style:row-height="1.316cm" fo:break-before="auto" style:use-optimal-row-height="true"/>
    </style:style>
    <style:style style:name="ro21" style:family="table-row">
      <style:table-row-properties style:row-height="0.894cm" fo:break-before="auto" style:use-optimal-row-height="true"/>
    </style:style>
    <style:style style:name="ro22"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2pt" fo:language="pt" fo:country="BR" fo:font-style="normal" fo:text-shadow="none" style:text-underline-style="none" fo:font-weight="normal" style:text-underline-mode="continuous" style:text-overline-mode="continuous" style:text-line-through-mode="continuous" style:font-name-asian="DejaVu Sans" style:font-size-asian="2pt" style:language-asian="zh" style:country-asian="CN" style:font-style-asian="normal" style:font-weight-asian="normal" style:font-name-complex="DejaVu Sans" style:font-size-complex="2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ext-properties fo:font-size="5pt" style:font-size-asian="5pt" style:font-size-complex="5pt"/>
    </style:style>
    <style:style style:name="ce12" style:family="table-cell" style:parent-style-name="Default">
      <style:table-cell-properties fo:wrap-option="wrap"/>
      <style:text-properties style:use-window-font-color="true" style:text-outline="false" style:text-line-through-style="none" style:text-line-through-type="none" style:font-name="Liberation Sans" fo:font-size="2pt" fo:language="pt" fo:country="BR" fo:font-style="normal" fo:text-shadow="none" style:text-underline-style="none" fo:font-weight="normal" style:text-underline-mode="continuous" style:text-overline-mode="continuous" style:text-line-through-mode="continuous" style:font-name-asian="Noto Sans CJK SC" style:font-size-asian="2pt" style:language-asian="zh" style:country-asian="CN" style:font-style-asian="normal" style:font-weight-asian="normal" style:font-name-complex="Lohit Devanagari" style:font-size-complex="2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2pt" fo:language="pt" fo:country="BR" fo:font-style="normal" fo:text-shadow="none" style:text-underline-style="none" fo:font-weight="bold" style:text-underline-mode="continuous" style:text-overline-mode="continuous" style:text-line-through-mode="continuous" style:font-name-asian="DejaVu Sans" style:font-size-asian="2pt" style:language-asian="zh" style:country-asian="CN" style:font-style-asian="normal" style:font-weight-asian="normal" style:font-name-complex="DejaVu Sans" style:font-size-complex="2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fo:font-size="2pt" style:font-size-asian="2pt" style:font-size-complex="2pt"/>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2pt" fo:language="pt" fo:country="BR" fo:font-style="normal" fo:text-shadow="none" style:text-underline-style="none" fo:font-weight="bold" style:text-underline-mode="continuous" style:text-overline-mode="continuous" style:text-line-through-mode="continuous" style:font-name-asian="DejaVu Sans" style:font-size-asian="2pt" style:language-asian="zh" style:country-asian="CN" style:font-style-asian="normal" style:font-weight-asian="bold" style:font-name-complex="DejaVu Sans" style:font-size-complex="2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ext-properties style:text-outline="false" style:text-line-through-style="none" style:text-line-through-type="none" style:font-name="Liberation Serif" fo:font-size="2pt" fo:language="pt" fo:country="BR" fo:font-style="normal" fo:text-shadow="none" style:text-underline-style="none" fo:font-weight="normal" style:text-underline-mode="continuous" style:text-overline-mode="continuous" style:text-line-through-mode="continuous" style:font-name-asian="DejaVu Sans" style:font-size-asian="2pt" style:language-asian="zh" style:country-asian="CN" style:font-style-asian="normal" style:font-weight-asian="normal" style:font-name-complex="DejaVu Sans" style:font-size-complex="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2pt" fo:language="pt" fo:country="BR" fo:font-style="italic" fo:text-shadow="none" style:text-underline-style="none" fo:font-weight="normal" style:text-underline-mode="continuous" style:text-overline-mode="continuous" style:text-line-through-mode="continuous" style:font-name-asian="DejaVu Sans" style:font-size-asian="2pt" style:language-asian="zh" style:country-asian="CN" style:font-style-asian="normal" style:font-weight-asian="normal" style:font-name-complex="DejaVu Sans" style:font-size-complex="2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2pt" fo:language="pt" fo:country="BR" fo:font-style="normal" fo:text-shadow="none" style:text-underline-style="none" fo:font-weight="normal" style:text-underline-mode="continuous" style:text-overline-mode="continuous" style:text-line-through-mode="continuous" style:font-name-asian="DejaVu Sans" style:font-size-asian="2pt" style:language-asian="zh" style:country-asian="CN" style:font-style-asian="normal" style:font-weight-asian="normal" style:font-name-complex="DejaVu Sans" style:font-size-complex="2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ext-properties fo:font-size="2pt" style:font-size-asian="2pt" style:font-size-complex="2pt"/>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2pt" fo:language="pt" fo:country="BR" fo:font-style="normal" fo:text-shadow="none" style:text-underline-style="none" fo:font-weight="bold" style:text-underline-mode="continuous" style:text-overline-mode="continuous" style:text-line-through-mode="continuous" style:font-name-asian="DejaVu Sans" style:font-size-asian="2pt" style:language-asian="zh" style:country-asian="CN" style:font-style-asian="normal" style:font-weight-asian="bold" style:font-name-complex="DejaVu Sans" style:font-size-complex="2pt" style:language-complex="hi" style:country-complex="IN" style:font-style-complex="normal" style:font-weight-complex="bold" style:text-emphasize="none" style:font-relief="none" style:text-overline-style="none" style:text-overline-color="font-color"/>
    </style:style>
    <style:style style:name="ce22" style:family="table-cell" style:parent-style-name="Default">
      <style:text-properties style:text-outline="false" style:text-line-through-style="none" style:text-line-through-type="none" style:font-name="Liberation Serif" fo:font-size="2pt" fo:language="pt" fo:country="BR" fo:font-style="normal" fo:text-shadow="none" style:text-underline-style="none" fo:font-weight="normal" style:text-underline-mode="continuous" style:text-overline-mode="continuous" style:text-line-through-mode="continuous" style:font-name-asian="DejaVu Sans" style:font-size-asian="2pt" style:language-asian="zh" style:country-asian="CN" style:font-style-asian="normal" style:font-weight-asian="normal" style:font-name-complex="DejaVu Sans" style:font-size-complex="2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style:use-window-font-color="true" style:text-outline="false" style:text-line-through-style="none" style:text-line-through-type="none" style:font-name="Liberation Serif" fo:font-size="2pt" fo:language="pt" fo:country="BR" fo:font-style="italic" fo:text-shadow="none" style:text-underline-style="none" fo:font-weight="normal" style:text-underline-mode="continuous" style:text-overline-mode="continuous" style:text-line-through-mode="continuous" style:font-name-asian="DejaVu Sans" style:font-size-asian="2pt" style:language-asian="zh" style:country-asian="CN" style:font-style-asian="normal" style:font-weight-asian="normal" style:font-name-complex="DejaVu Sans" style:font-size-complex="2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text-properties style:use-window-font-color="true" style:text-outline="false" style:text-line-through-style="none" style:text-line-through-type="none" style:font-name="Liberation Serif" fo:font-size="2pt" fo:language="pt" fo:country="BR" fo:font-style="normal" fo:text-shadow="none" style:text-underline-style="none" fo:font-weight="bold" style:text-underline-mode="continuous" style:text-overline-mode="continuous" style:text-line-through-mode="continuous" style:font-name-asian="DejaVu Sans" style:font-size-asian="2pt" style:language-asian="zh" style:country-asian="CN" style:font-style-asian="normal" style:font-weight-asian="normal" style:font-name-complex="DejaVu Sans" style:font-size-complex="2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ext-properties fo:font-size="5pt" style:font-size-asian="5pt" style:font-size-complex="5pt"/>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ans" fo:font-size="2pt" fo:language="pt" fo:country="BR" fo:font-style="normal" fo:text-shadow="none" style:text-underline-style="none" fo:font-weight="normal" style:text-underline-mode="continuous" style:text-overline-mode="continuous" style:text-line-through-mode="continuous" style:font-name-asian="Noto Sans CJK SC" style:font-size-asian="2pt" style:language-asian="zh" style:country-asian="CN" style:font-style-asian="normal" style:font-weight-asian="normal" style:font-name-complex="Lohit Devanagari" style:font-size-complex="2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outline="false" style:text-line-through-style="none" style:text-line-through-type="none" style:font-name="Liberation Serif" fo:font-size="2pt" fo:language="pt" fo:country="BR" fo:font-style="normal" fo:text-shadow="none" style:text-underline-style="none" fo:font-weight="normal" style:text-underline-mode="continuous" style:text-overline-mode="continuous" style:text-line-through-mode="continuous" style:font-name-asian="DejaVu Sans" style:font-size-asian="2pt" style:language-asian="zh" style:country-asian="CN" style:font-style-asian="normal" style:font-weight-asian="normal" style:font-name-complex="DejaVu Sans" style:font-size-complex="2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asian="DejaVu Sans" fo:font-size="2pt" fo:font-weight="normal" style:text-underline-style="none" style:text-underline-color="font-color" style:text-line-through-type="none" fo:font-style="normal" style:text-outline="false" fo:text-shadow="none" style:text-line-through-mode="continuous" fo:language="pt" fo:country="BR" style:language-asian="zh" style:country-asian="CN" style:font-name="Liberation Serif" style:language-complex="hi" style:country-complex="IN" style:font-name-complex="DejaVu Sans" style:font-size-asian="2pt" style:font-size-complex="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ilmes" table:style-name="ta1">
        <table:table-column table:style-name="co4" table:default-cell-style-name="ce20"/>
        <table:table-column table:style-name="co2" table:number-columns-repeated="8" table:default-cell-style-name="ce20"/>
        <table:table-column table:style-name="co2" table:default-cell-style-name="Default"/>
        <table:table-row table:style-name="ro1">
          <table:table-cell table:style-name="Default" office:value-type="string" calcext:value-type="string">
            <text:p>titulo</text:p>
          </table:table-cell>
          <table:table-cell table:style-name="Default" office:value-type="string" calcext:value-type="string">
            <text:p>genero</text:p>
          </table:table-cell>
          <table:table-cell table:style-name="Default" office:value-type="string" calcext:value-type="string">
            <text:p>sinopse</text:p>
          </table:table-cell>
          <table:table-cell table:style-name="Default" office:value-type="string" calcext:value-type="string">
            <text:p>duracao</text:p>
          </table:table-cell>
          <table:table-cell table:style-name="Default" office:value-type="string" calcext:value-type="string">
            <text:p>foto</text:p>
          </table:table-cell>
          <table:table-cell table:style-name="Default" office:value-type="string" calcext:value-type="string">
            <text:p>direcao</text:p>
          </table:table-cell>
          <table:table-cell table:style-name="Default" office:value-type="string" calcext:value-type="string">
            <text:p>roteiro</text:p>
          </table:table-cell>
          <table:table-cell table:style-name="Default" office:value-type="string" calcext:value-type="string">
            <text:p>ano</text:p>
          </table:table-cell>
          <table:table-cell table:style-name="Default" office:value-type="string" calcext:value-type="string">
            <text:p>titulo_original</text:p>
          </table:table-cell>
          <table:table-cell office:value-type="string" calcext:value-type="string">
            <text:p>bg_foto</text:p>
          </table:table-cell>
        </table:table-row>
        <table:table-row table:style-name="ro16">
          <table:table-cell table:style-name="ce19" office:value-type="string" calcext:value-type="string">
            <text:p>Questão de Tempo</text:p>
          </table:table-cell>
          <table:table-cell table:style-name="ce19" office:value-type="string" calcext:value-type="string">
            <text:p>Comédia Romantica</text:p>
          </table:table-cell>
          <table:table-cell table:style-name="ce19" office:value-type="string" calcext:value-type="string">
            <text:p>Ao completar 21 anos, Tim (Domhnall Gleeson) é surpreendido com a notícia dada por seu pai (Bill Nighy) de que pertence a uma linhagem de viajantes no tempo. Ou seja, todos os homens da família conseguem viajar para o passado, bastando apenas ir para um local escuro e pensar na época e no local para onde deseja ir. Cético a princípio, Tim logo se empolga com o dom ao ver que seu pai não está mentindo. Sua primeira decisão é usar esta capacidade para conseguir uma namorada, mas logo ele percebe que viajar no tempo e alterar o que já aconteceu pode provocar consequências inesperadas.</text:p>
          </table:table-cell>
          <table:table-cell office:value-type="float" office:value="123" calcext:value-type="float">
            <text:p>123</text:p>
          </table:table-cell>
          <table:table-cell office:value-type="string" calcext:value-type="string">
            <text:p>questao_de_tempo.jpg</text:p>
          </table:table-cell>
          <table:table-cell table:number-columns-repeated="2" office:value-type="string" calcext:value-type="string">
            <text:p>Richard Curtis</text:p>
          </table:table-cell>
          <table:table-cell office:value-type="float" office:value="2013" calcext:value-type="float">
            <text:p>2013</text:p>
          </table:table-cell>
          <table:table-cell office:value-type="string" calcext:value-type="string">
            <text:p>About Time</text:p>
          </table:table-cell>
          <table:table-cell table:style-name="ce20" office:value-type="string" calcext:value-type="string">
            <text:p>questao_de_tempo_bg.webp</text:p>
          </table:table-cell>
        </table:table-row>
        <table:table-row table:style-name="ro1">
          <table:table-cell office:value-type="string" calcext:value-type="string">
            <text:p>Scott Pilgrim Contra o Mundo </text:p>
          </table:table-cell>
          <table:table-cell table:style-name="ce19" office:value-type="string" calcext:value-type="string">
            <text:p><text:a xlink:href="https://www.adorocinema.com/filmes-todos/genero-13001/" xlink:type="simple">Aventura</text:a>, <text:a xlink:href="https://www.adorocinema.com/filmes-todos/genero-13005/" xlink:type="simple">Comédia </text:a>, <text:a xlink:href="https://www.adorocinema.com/filmes-todos/genero-13012/" xlink:type="simple">Fantasia</text:a></text:p>
          </table:table-cell>
          <table:table-cell office:value-type="string" calcext:value-type="string">
            <text:p>Scott Pilgrim (Michael Cera) tem 23 anos, integra uma banda de colégio, vive trocando de emprego e tem um namoro firme. <text:s/>Sua vida está maravilhosa, até conhecer Ramona V. Flowers (Mary Elizabeth Winestead). <text:s/>Ele logo se apaixona perdidamente por ela, só que não será fácil conquistar seu amor. <text:s/>Para tanto ele precisa enfrentar os sete ex-namorados dela, que estão dispostos a tudo para impedir sua felicidade com outra pessoa.</text:p>
          </table:table-cell>
          <table:table-cell office:value-type="float" office:value="112" calcext:value-type="float">
            <text:p>112</text:p>
          </table:table-cell>
          <table:table-cell office:value-type="string" calcext:value-type="string">
            <text:p>scott_pilgrim_contra_o_mundo.jpg</text:p>
          </table:table-cell>
          <table:table-cell office:value-type="string" calcext:value-type="string">
            <text:p>Edgar Wright</text:p>
          </table:table-cell>
          <table:table-cell office:value-type="string" calcext:value-type="string">
            <text:p>Edgar Wright, Michael Bacall</text:p>
          </table:table-cell>
          <table:table-cell office:value-type="float" office:value="2010" calcext:value-type="float">
            <text:p>2010</text:p>
          </table:table-cell>
          <table:table-cell office:value-type="string" calcext:value-type="string">
            <text:p>Scott Pilgrim vs. the World </text:p>
          </table:table-cell>
          <table:table-cell table:style-name="ce20" office:value-type="string" calcext:value-type="string">
            <text:p>scott_pilgrim_contra_o_mundo_bg.jpg</text:p>
          </table:table-cell>
        </table:table-row>
        <table:table-row table:style-name="ro1">
          <table:table-cell office:value-type="string" calcext:value-type="string">
            <text:p>As Vantagens de Ser Invisível</text:p>
          </table:table-cell>
          <table:table-cell office:value-type="string" calcext:value-type="string">
            <text:p>Comédia dramática, Romance</text:p>
          </table:table-cell>
          <table:table-cell office:value-type="string" calcext:value-type="string">
            <text:p>Charlie (Logan Lerman) é um jovem que tem dificuldades para interagir em sua nova escola. Com os nervos à flor da pele, ele se sente deslocado no ambiente. Seu professor de literatura, no entanto, acredita nele e o vê como um gênio. Mas Charlie continua a pensar pouco de si... até o dia em que dois amigos, Patrick (Ezra Miller) e Sam (Emma Watson), passam a andar com ele.</text:p>
          </table:table-cell>
          <table:table-cell office:value-type="float" office:value="103" calcext:value-type="float">
            <text:p>103</text:p>
          </table:table-cell>
          <table:table-cell office:value-type="string" calcext:value-type="string">
            <text:p>as_vantagens_de_ser_invisivel.webp</text:p>
          </table:table-cell>
          <table:table-cell table:number-columns-repeated="2" office:value-type="string" calcext:value-type="string">
            <text:p>Stephen Chbosky</text:p>
          </table:table-cell>
          <table:table-cell office:value-type="float" office:value="2012" calcext:value-type="float">
            <text:p>2012</text:p>
          </table:table-cell>
          <table:table-cell office:value-type="string" calcext:value-type="string">
            <text:p>The Perks of Being a Wallflower</text:p>
          </table:table-cell>
          <table:table-cell table:style-name="ce20" office:value-type="string" calcext:value-type="string">
            <text:p>as_vantagens_de_ser_invisivel_bg.jpg</text:p>
          </table:table-cell>
        </table:table-row>
        <table:table-row table:style-name="ro1">
          <table:table-cell office:value-type="string" calcext:value-type="string">
            <text:p>Jogador Nº1 </text:p>
          </table:table-cell>
          <table:table-cell office:value-type="string" calcext:value-type="string">
            <text:p>Ficção científica, Ação</text:p>
          </table:table-cell>
          <table:table-cell office:value-type="string" calcext:value-type="string">
            <text:p>Num futuro distópico, em 2044, Wade Watts (Tye Sheridan), como o resto da humanidade, prefere a realidade virtual do jogo OASIS ao mundo real. Quando o criador do jogo, o excêntrico James Halliday (Mark Rylance) morre, os jogadores devem descobrir a chave de um quebra-cabeça diabólico para conquistar sua fortuna inestimável. Para vencer, porém, Watts terá de abandonar a existência virtual e ceder a uma vida de amor e realidade da qual sempre tentou fugir. </text:p>
          </table:table-cell>
          <table:table-cell office:value-type="float" office:value="140" calcext:value-type="float">
            <text:p>140</text:p>
          </table:table-cell>
          <table:table-cell office:value-type="string" calcext:value-type="string">
            <text:p>jogador_n_1.jpg</text:p>
          </table:table-cell>
          <table:table-cell office:value-type="string" calcext:value-type="string">
            <text:p>Steven Spielberg</text:p>
          </table:table-cell>
          <table:table-cell office:value-type="string" calcext:value-type="string">
            <text:p>Tye Sheridan, Olivia Cooke, Ben Mendelsohn</text:p>
          </table:table-cell>
          <table:table-cell office:value-type="float" office:value="2018" calcext:value-type="float">
            <text:p>2018</text:p>
          </table:table-cell>
          <table:table-cell table:style-name="ce19" office:value-type="string" calcext:value-type="string">
            <text:p>Ready Player One </text:p>
          </table:table-cell>
          <table:table-cell table:style-name="ce20" office:value-type="string" calcext:value-type="string">
            <text:p>jogador_n_1_bg.jpg</text:p>
          </table:table-cell>
        </table:table-row>
        <table:table-row table:style-name="ro17">
          <table:table-cell table:style-name="ce19" office:value-type="string" calcext:value-type="string">
            <text:p>Watchmen</text:p>
          </table:table-cell>
          <table:table-cell table:style-name="ce19" office:value-type="string" calcext:value-type="string">
            <text:p><text:a xlink:href="https://www.adorocinema.com/filmes-todos/genero-13021/" xlink:type="simple">Ficção científica</text:a>, <text:a xlink:href="https://www.adorocinema.com/filmes-todos/genero-13008/" xlink:type="simple">Drama</text:a>, <text:a xlink:href="https://www.adorocinema.com/filmes-todos/genero-13025/" xlink:type="simple">Ação</text:a></text:p>
          </table:table-cell>
          <table:table-cell table:style-name="ce19" office:value-type="string" calcext:value-type="string">
            <text:p>Em 1977 foi aprovada pelo congresso norte-americano a Lei Keene, que proibia as atividades de mascarados no combate ao crime. Isto fez com que vários super-heróis deixassem a carreira, como o Coruja (Patrick Wilson) e Espectral (Malin Akerman). Outros, como o Comediante (Jeffrey Dean Morgan) e o Dr. Manhattan (Billy Crudup), passaram a trabalhar para o governo. Dois anos antes da implementação desta lei Adrian Veidt (Matthew Goode) decidiu revelar sua identidade como Ozymandias, dedicando-se a partir de então na construção de um império econômico. Em 1985 o mundo vive o clima da Guerra Fria, no qual um ataque nuclear pode acontecer a qualquer momento, vindo dos Estados Unidos ou da União Soviética. Neste clima de tensão política Edward Blake, o Comediante, é assassinado. Em seu funeral comparecem, em momentos diversos, seus antigos companheiros. Entre eles está Rorschach (Jackie Earle Haley), que acredita que sua morte seja o indício da existência de um assassino de mascarados.</text:p>
          </table:table-cell>
          <table:table-cell office:value-type="float" office:value="162" calcext:value-type="float">
            <text:p>162</text:p>
          </table:table-cell>
          <table:table-cell office:value-type="string" calcext:value-type="string">
            <text:p>watchmen.jpg</text:p>
          </table:table-cell>
          <table:table-cell office:value-type="string" calcext:value-type="string">
            <text:p>Zack Snyder</text:p>
          </table:table-cell>
          <table:table-cell table:style-name="ce19" office:value-type="string" calcext:value-type="string">
            <text:p><text:a xlink:href="https://www.adorocinema.com/personalidades/personalidade-69614/" xlink:type="simple">David Hayter</text:a>, <text:a xlink:href="https://www.adorocinema.com/personalidades/personalidade-172617/" xlink:type="simple">Alex Tse</text:a></text:p>
          </table:table-cell>
          <table:table-cell office:value-type="float" office:value="2009" calcext:value-type="float">
            <text:p>2009</text:p>
          </table:table-cell>
          <table:table-cell table:style-name="ce22" office:value-type="string" calcext:value-type="string">
            <text:p>Watchmen</text:p>
          </table:table-cell>
          <table:table-cell table:style-name="ce20" office:value-type="string" calcext:value-type="string">
            <text:p>watchmen_bg.jpg</text:p>
          </table:table-cell>
        </table:table-row>
        <table:table-row table:style-name="ro18">
          <table:table-cell table:style-name="ce19" office:value-type="string" calcext:value-type="string">
            <text:p>Extermínio</text:p>
          </table:table-cell>
          <table:table-cell office:value-type="string" calcext:value-type="string">
            <text:p>Ficção científica, Terror</text:p>
          </table:table-cell>
          <table:table-cell table:style-name="ce19" office:value-type="string" calcext:value-type="string">
            <text:p>Após invadirem um laboratório de pesquisas em macacos, um grupo de ativistas encontra chimpanzés presos em gaiolas diante de telas que exibem continuamente cenas de extrema violência. Ignorando os avisos de um cientista que trabalha no local de que os macacos estariam infectos, os ativistas decidem libertá-los. Assim que são soltos os macacos atacam todos aqueles à sua volta, em verdadeiros ataques ensandecidos. 28 dias após este acontecimento desperta do coma em um hospital de Londres Jim (Cillian Murphy). Completamente confuso e estranhando a ausência de pessoas nas ruas, Jim nada sabe sobre o ocorrido e se esconde após encontrar diversos cadáveres e seres monstruosos, infectados pelo vírus disseminado. Após uma explosão Jim encontra outros sobreviventes, Selena (Naomi Harris) e Mark (Noah Huntley), que o levam a um local seguro e lhe explicam a situação atual. Decidido a reencontrar seus pais, Jim decide partir e é acompanhado pela dupla de novos companheiros. Até que, ao se refugiarem em um prédio, ouvem uma transmissão pelo rádio de que um grupo de soldados comandados pelo major Henry West (Christopher Eccleston) está se reunindo e diz ter a solução para a cura da infecção provocada pelo vírus. Sem outra alternativa, Jim, Selena e Mark decidem se juntar aos soldados em sua batalha. </text:p>
          </table:table-cell>
          <table:table-cell office:value-type="float" office:value="112" calcext:value-type="float">
            <text:p>112</text:p>
          </table:table-cell>
          <table:table-cell office:value-type="string" calcext:value-type="string">
            <text:p>28_days_later.jpg</text:p>
          </table:table-cell>
          <table:table-cell office:value-type="string" calcext:value-type="string">
            <text:p>Danny Boyle</text:p>
          </table:table-cell>
          <table:table-cell office:value-type="string" calcext:value-type="string">
            <text:p>Alex Garland</text:p>
          </table:table-cell>
          <table:table-cell office:value-type="float" office:value="2003" calcext:value-type="float">
            <text:p>2003</text:p>
          </table:table-cell>
          <table:table-cell office:value-type="string" calcext:value-type="string">
            <text:p>28 Days Later</text:p>
          </table:table-cell>
          <table:table-cell table:style-name="ce20" office:value-type="string" calcext:value-type="string">
            <text:p>28_days_later_bg.jpg</text:p>
          </table:table-cell>
        </table:table-row>
        <table:table-row table:style-name="ro19">
          <table:table-cell office:value-type="string" calcext:value-type="string">
            <text:p>Batman </text:p>
          </table:table-cell>
          <table:table-cell office:value-type="string" calcext:value-type="string">
            <text:p>Ação, Policial, Suspense</text:p>
          </table:table-cell>
          <table:table-cell table:style-name="ce19" office:value-type="string" calcext:value-type="string">
            <text:p>Batman (The Batman, no original) segue o segundo ano de Bruce Wayne (Robert Pattinson) como o herói de Gotham, causando medo nos corações dos criminosos da sombria cidade. Com apenas alguns aliados de confiança - Alfred Pennyworth (Andy Serkis) e o tenente James Gordon (Jeffrey Wright) - entre a rede corrupta de funcionários e figuras importantes do distrito, o vigilante solitário se estabeleceu como a única personificação da vingança entre seus concidadãos. Durante uma de suas investigações, Bruce acaba envolvendo a si mesmo e Gordon em um jogo de gato e rato, ao investigar uma série de maquinações sádicas em uma trilha de pistas enigmáticas estabelecida pelo vilão Charada. Quando o trabalho acaba o levando a descobrir uma onda de corrupção que envolve o nome de sua família, pondo em risco a própria integridade e as memórias que tinha sobre seu pai, Thomas Wayne, as evidências começam a chegar mais perto de casa, precisando, Batman, forjar novos relacionamentos, para assim desmascarar o culpado e fazer justiça ao abuso de poder e à corrupção que há muito tempo assola Gotham City. </text:p>
          </table:table-cell>
          <table:table-cell office:value-type="float" office:value="177" calcext:value-type="float">
            <text:p>177</text:p>
          </table:table-cell>
          <table:table-cell office:value-type="string" calcext:value-type="string">
            <text:p>the_batman.jpg</text:p>
          </table:table-cell>
          <table:table-cell office:value-type="string" calcext:value-type="string">
            <text:p>Matt Reeves</text:p>
          </table:table-cell>
          <table:table-cell office:value-type="string" calcext:value-type="string">
            <text:p>Matt Reeves, Peter Craig</text:p>
          </table:table-cell>
          <table:table-cell office:value-type="float" office:value="2022" calcext:value-type="float">
            <text:p>2022</text:p>
          </table:table-cell>
          <table:table-cell office:value-type="string" calcext:value-type="string">
            <text:p>The Batman</text:p>
          </table:table-cell>
          <table:table-cell table:style-name="ce20" office:value-type="string" calcext:value-type="string">
            <text:p>batman_bg.jpg</text:p>
          </table:table-cell>
        </table:table-row>
        <table:table-row table:style-name="ro20">
          <table:table-cell table:style-name="ce19" office:value-type="string" calcext:value-type="string">
            <text:p>Clube da Luta</text:p>
          </table:table-cell>
          <table:table-cell office:value-type="string" calcext:value-type="string">
            <text:p>Suspense, Drama</text:p>
          </table:table-cell>
          <table:table-cell table:style-name="ce19" office:value-type="string" calcext:value-type="string">
            <text:p>Jack (Edward Norton) é um executivo jovem, trabalha como investigador de seguros, mora confortavelmente, mas ele está ficando cada vez mais insatisfeito com sua vida medíocre. Para piorar ele está enfrentando uma terrível crise de insônia, até que encontra uma cura inusitada para o sua falta de sono ao frequentar grupos de auto-ajuda. Nesses encontros ele passa a conviver com pessoas problemáticas como a viciada Marla Singer (Helena Bonham Carter) e a conhecer estranhos como Tyler Durden (Brad Pitt). Misterioso e cheio de ideias, Tyler apresenta para Jack um grupo secreto que se encontra para extravasar suas angústias e tensões através de violentos combates corporais.</text:p>
          </table:table-cell>
          <table:table-cell office:value-type="float" office:value="139" calcext:value-type="float">
            <text:p>139</text:p>
          </table:table-cell>
          <table:table-cell office:value-type="string" calcext:value-type="string">
            <text:p>clube_da_luta.webp</text:p>
          </table:table-cell>
          <table:table-cell table:style-name="ce19" office:value-type="string" calcext:value-type="string">
            <text:p><text:a xlink:href="https://www.adorocinema.com/personalidades/personalidade-15709/" xlink:type="simple">David Fincher</text:a></text:p>
          </table:table-cell>
          <table:table-cell table:style-name="ce19" office:value-type="string" calcext:value-type="string">
            <text:p><text:a xlink:href="https://www.adorocinema.com/personalidades/personalidade-12302/" xlink:type="simple">Brad Pitt</text:a>, <text:a xlink:href="https://www.adorocinema.com/personalidades/personalidade-21625/" xlink:type="simple">Edward Norton</text:a>, <text:a xlink:href="https://www.adorocinema.com/personalidades/personalidade-5894/" xlink:type="simple">Helena Bonham Carter</text:a></text:p>
          </table:table-cell>
          <table:table-cell office:value-type="float" office:value="1999" calcext:value-type="float">
            <text:p>1999</text:p>
          </table:table-cell>
          <table:table-cell office:value-type="string" calcext:value-type="string">
            <text:p>Fight Club</text:p>
          </table:table-cell>
          <table:table-cell table:style-name="ce20" office:value-type="string" calcext:value-type="string">
            <text:p>clube_da_luta_bg.jpg</text:p>
          </table:table-cell>
        </table:table-row>
        <table:table-row table:style-name="ro7">
          <table:table-cell table:style-name="ce19" office:value-type="string" calcext:value-type="string">
            <text:p>Efeito Borboleta</text:p>
          </table:table-cell>
          <table:table-cell table:style-name="ce19" office:value-type="string" calcext:value-type="string">
            <text:p><text:a xlink:href="https://www.adorocinema.com/filmes-todos/genero-13008/" xlink:type="simple">Drama</text:a>, <text:a xlink:href="https://www.adorocinema.com/filmes-todos/genero-13012/" xlink:type="simple">Fantasia</text:a></text:p>
          </table:table-cell>
          <table:table-cell table:style-name="ce19" office:value-type="string" calcext:value-type="string">
            <text:p>Evan (Ashton Kutcher) é um jovem que luta para esquecer fatos de sua infância. Para tanto ele decide realizar uma regressão onde volta também fisicamente ao seu corpo de criança, tendo condições de alterar seu próprio passado. Porém, ao tentar consertar seus antigos problemas ele termina por criar novos, já que toda mudança que realiza gera consequências em seu futuro.</text:p>
          </table:table-cell>
          <table:table-cell office:value-type="float" office:value="113" calcext:value-type="float">
            <text:p>113</text:p>
          </table:table-cell>
          <table:table-cell office:value-type="string" calcext:value-type="string">
            <text:p>efeito_borboleta.jpg</text:p>
          </table:table-cell>
          <table:table-cell office:value-type="string" calcext:value-type="string">
            <text:p>Eric Bress, J. Mackye Gruber</text:p>
          </table:table-cell>
          <table:table-cell office:value-type="string" calcext:value-type="string">
            <text:p><text:s/>Eric Bress, J. Mackye Gruber</text:p>
          </table:table-cell>
          <table:table-cell office:value-type="float" office:value="2004" calcext:value-type="float">
            <text:p>2004</text:p>
          </table:table-cell>
          <table:table-cell table:style-name="ce19" office:value-type="string" calcext:value-type="string">
            <text:p>The Butterfly Effect </text:p>
          </table:table-cell>
          <table:table-cell table:style-name="ce20" office:value-type="string" calcext:value-type="string">
            <text:p>efeito_borboleta_bg.jpg</text:p>
          </table:table-cell>
        </table:table-row>
        <table:table-row table:style-name="ro9">
          <table:table-cell table:style-name="ce19" office:value-type="string" calcext:value-type="string">
            <text:p>A Profecia</text:p>
          </table:table-cell>
          <table:table-cell table:style-name="ce19" office:value-type="string" calcext:value-type="string">
            <text:p><text:a xlink:href="https://www.adorocinema.com/filmes-todos/genero-13009/" xlink:type="simple">Terror</text:a>, <text:a xlink:href="https://www.adorocinema.com/filmes-todos/genero-13023/" xlink:type="simple">Suspense</text:a></text:p>
          </table:table-cell>
          <table:table-cell table:style-name="ce19" office:value-type="string" calcext:value-type="string">
            <text:p>Um diplomata americano preocupado em não chocar a esposa, em virtude da morte do seu filho ao nascer, lhe oculta o fato e adota um recém-nascido de origem desconhecida. Mortes misteriosas começam a cercar a família do homem, que sem saber, pode estar criando o AntiCristo em pessoa. </text:p>
          </table:table-cell>
          <table:table-cell office:value-type="float" office:value="111" calcext:value-type="float">
            <text:p>111</text:p>
          </table:table-cell>
          <table:table-cell office:value-type="string" calcext:value-type="string">
            <text:p>the_omen.jpg</text:p>
          </table:table-cell>
          <table:table-cell table:style-name="ce19" office:value-type="string" calcext:value-type="string">
            <text:p><text:a xlink:href="https://www.adorocinema.com/personalidades/personalidade-1907/" xlink:type="simple">Richard Donner</text:a></text:p>
          </table:table-cell>
          <table:table-cell table:style-name="ce19" office:value-type="string" calcext:value-type="string">
            <text:p><text:a xlink:href="https://www.adorocinema.com/personalidades/personalidade-40085/" xlink:type="simple">David Seltzer</text:a></text:p>
          </table:table-cell>
          <table:table-cell office:value-type="float" office:value="1977" calcext:value-type="float">
            <text:p>1977</text:p>
          </table:table-cell>
          <table:table-cell table:style-name="ce19" office:value-type="string" calcext:value-type="string">
            <text:p>The Omen </text:p>
          </table:table-cell>
          <table:table-cell table:style-name="ce20" office:value-type="string" calcext:value-type="string">
            <text:p>the_omen_bg.jpg</text:p>
          </table:table-cell>
        </table:table-row>
        <table:table-row table:style-name="ro21">
          <table:table-cell table:style-name="ce19" office:value-type="string" calcext:value-type="string">
            <text:p>O Exorcista</text:p>
          </table:table-cell>
          <table:table-cell office:value-type="string" calcext:value-type="string">
            <text:p>Terror</text:p>
          </table:table-cell>
          <table:table-cell table:style-name="ce19" office:value-type="string" calcext:value-type="string">
            <text:p>Em Georgetown, Washington, uma atriz vai gradativamente tomando consciência que a sua filha de doze anos está tendo um comportamento completamente assustador. Deste modo, ela pede ajuda a um padre, que também um psiquiatra, e este chega a conclusão de que a garota está possuída pelo demônio. Ele solicita então a ajuda de um segundo sacerdote, especialista em exorcismo, para tentar livrar a menina desta terrível possessão.</text:p>
          </table:table-cell>
          <table:table-cell office:value-type="float" office:value="121" calcext:value-type="float">
            <text:p>121</text:p>
          </table:table-cell>
          <table:table-cell office:value-type="string" calcext:value-type="string">
            <text:p>o_exorcista.jpg</text:p>
          </table:table-cell>
          <table:table-cell table:style-name="ce19" office:value-type="string" calcext:value-type="string">
            <text:p><text:a xlink:href="https://www.adorocinema.com/personalidades/personalidade-698/" xlink:type="simple">William Friedkin</text:a></text:p>
          </table:table-cell>
          <table:table-cell table:style-name="ce19" office:value-type="string" calcext:value-type="string">
            <text:p><text:a xlink:href="https://www.adorocinema.com/personalidades/personalidade-13769/" xlink:type="simple">William Peter Blatty</text:a></text:p>
          </table:table-cell>
          <table:table-cell office:value-type="float" office:value="1973" calcext:value-type="float">
            <text:p>1973</text:p>
          </table:table-cell>
          <table:table-cell table:style-name="ce19" office:value-type="string" calcext:value-type="string">
            <text:p>The Exorcist </text:p>
          </table:table-cell>
          <table:table-cell table:style-name="ce20" office:value-type="string" calcext:value-type="string">
            <text:p>o_exorcista_bg.jpg.webp</text:p>
          </table:table-cell>
        </table:table-row>
        <table:table-row table:style-name="ro7">
          <table:table-cell table:style-name="ce19" office:value-type="string" calcext:value-type="string">
            <text:p>O Bebê de Rosemary</text:p>
          </table:table-cell>
          <table:table-cell table:style-name="ce19" office:value-type="string" calcext:value-type="string">
            <text:p><text:a xlink:href="https://www.adorocinema.com/filmes-todos/genero-13009/" xlink:type="simple">Terror</text:a>, <text:a xlink:href="https://www.adorocinema.com/filmes-todos/genero-13008/" xlink:type="simple">Drama</text:a>, <text:a xlink:href="https://www.adorocinema.com/filmes-todos/genero-13023/" xlink:type="simple">Suspense</text:a></text:p>
          </table:table-cell>
          <table:table-cell table:style-name="ce19" office:value-type="string" calcext:value-type="string">
            <text:p>Um jovem casal, Rosemarey (Mia Farrow) e Guy Woodhouse (John Cassavetes), se muda para um prédio habitado por estranhas pessoas, onde coisas bizarras acontecem. Quando ela engravida, passa a ter estranhas alucinações e vê o seu marido se envolver com os vizinhos, uma seita de bruxas que quer que ela dê luz ao Filho das Trevas. </text:p>
          </table:table-cell>
          <table:table-cell office:value-type="float" office:value="136" calcext:value-type="float">
            <text:p>136</text:p>
          </table:table-cell>
          <table:table-cell office:value-type="string" calcext:value-type="string">
            <text:p>o_bebe_de_rosemary.jpg</text:p>
          </table:table-cell>
          <table:table-cell table:style-name="ce19" office:value-type="string" calcext:value-type="string">
            <text:p><text:a xlink:href="https://www.adorocinema.com/personalidades/personalidade-495/" xlink:type="simple">Roman Polanski</text:a></text:p>
          </table:table-cell>
          <table:table-cell table:style-name="ce19" office:value-type="string" calcext:value-type="string">
            <text:p><text:a xlink:href="https://www.adorocinema.com/personalidades/personalidade-495/" xlink:type="simple">Roman Polanski</text:a></text:p>
          </table:table-cell>
          <table:table-cell office:value-type="float" office:value="1969" calcext:value-type="float">
            <text:p>1969</text:p>
          </table:table-cell>
          <table:table-cell table:style-name="ce19" office:value-type="string" calcext:value-type="string">
            <text:p>Rosemary's Baby <text:a xlink:href="https://www.adorocinema.com/jump/#data-affiliation-type=svod&amp;data-provider=telecine&amp;data-entity-type=Movie&amp;data-entity-id=7120&amp;data-utm=%3Futm_source%3Dadoro_cinema%26utm_medium%3Dcpc%26utm_campaign%3Daquisicao%257Cparcerias%257Cup%26utm_content%3Do_bebe_de_rosemary%257Cfilme_7120%257Cbotao%257Cnone%257Cadoro_cinema%257Cnone" xlink:type="simple"> </text:a></text:p>
          </table:table-cell>
          <table:table-cell table:style-name="ce20" office:value-type="string" calcext:value-type="string">
            <text:p>o_bebe_de_rosemary_bg.jpg</text:p>
          </table:table-cell>
        </table:table-row>
        <table:table-row table:style-name="ro22">
          <table:table-cell table:style-name="ce19" office:value-type="string" calcext:value-type="string">
            <text:p>Advogado do Diabo</text:p>
          </table:table-cell>
          <table:table-cell office:value-type="string" calcext:value-type="string">
            <text:p>Fantasia</text:p>
          </table:table-cell>
          <table:table-cell table:style-name="ce19" office:value-type="string" calcext:value-type="string">
            <text:p>Kevin Lomax (Keanu Reeves), advogado de uma pequena cidade da Flórida que nunca perdeu um caso, contratado John Milton (Al Pacino), dono da maior firma de advocacia de Nova York. Kevin recebe um alto salário e várias mordomias, apesar da desaprovação de Alice Lomax (Judith Ivey), sua mãe e uma fervorosa religiosa, que compara Nova York a Babilônia. No início tudo parece correr bem, mas logo Mary Ann (Charlize Theron), a esposa do advogado, sente saudades de sua antiga casa e começa a testemunhar aparições demoníacas. No entanto, Kevin está empenhado em defender um cliente acusado de triplo assassinato e cada vez dá menos atenção sua mulher, enquanto que seu misterioso chefe parece sempre saber como contornar cada problema e tudo que perturba o jovem advogado.</text:p>
          </table:table-cell>
          <table:table-cell office:value-type="float" office:value="140" calcext:value-type="float">
            <text:p>140</text:p>
          </table:table-cell>
          <table:table-cell office:value-type="string" calcext:value-type="string">
            <text:p>advogado_do_diabo.webp</text:p>
          </table:table-cell>
          <table:table-cell office:value-type="string" calcext:value-type="string">
            <text:p>Taylor Hackford</text:p>
          </table:table-cell>
          <table:table-cell table:style-name="ce19" office:value-type="string" calcext:value-type="string">
            <text:p><text:a xlink:href="https://www.adorocinema.com/personalidades/personalidade-48116/" xlink:type="simple">Tony Gilroy</text:a></text:p>
          </table:table-cell>
          <table:table-cell office:value-type="float" office:value="1998" calcext:value-type="float">
            <text:p>1998</text:p>
          </table:table-cell>
          <table:table-cell table:style-name="ce19" office:value-type="string" calcext:value-type="string">
            <text:p>The Devil's Advocate <text:a xlink:href="https://www.adorocinema.com/filmes/filme-5571/vod/" xlink:type="simple"> </text:a></text:p>
          </table:table-cell>
          <table:table-cell table:style-name="ce20" office:value-type="string" calcext:value-type="string">
            <text:p>advogado_do_diabo_bg.webp</text:p>
          </table:table-cell>
        </table:table-row>
        <table:table-row table:style-name="ro20">
          <table:table-cell table:style-name="ce21" office:value-type="string" calcext:value-type="string">
            <text:p>Donnie Darko</text:p>
          </table:table-cell>
          <table:table-cell table:style-name="ce19" office:value-type="string" calcext:value-type="string">
            <text:p><text:a xlink:href="https://www.adorocinema.com/filmes-todos/genero-13008/" xlink:type="simple">Drama</text:a>, <text:a xlink:href="https://www.adorocinema.com/filmes-todos/genero-13021/" xlink:type="simple">Ficção científica</text:a></text:p>
          </table:table-cell>
          <table:table-cell table:style-name="ce19" office:value-type="string" calcext:value-type="string">
            <text:p>Donnie (Jake Gyllenhaal) é um jovem brilhante e excêntrico, que cursa o colegial mas despreza a grande maioria dos seus colegas de escola. Donnie tem visões, em especial de um coelho monstruoso o qual apenas ele consegue ver, que o encorajam a realizar brincadeiras destrutivas e humilhantes com quem o cerca. Até que um dia uma de suas visões o atrai para fora de casa e lhe diz que o mundo acabará dentro de um mês. Donnie inicialmente não acredita na profecia, mas momentos depois um avião cai bem no telhado de sua casa, quase matando-o. É quando ele começa a se perguntar qual o fundo de verdade da sua previsão.</text:p>
          </table:table-cell>
          <table:table-cell office:value-type="float" office:value="113" calcext:value-type="float">
            <text:p>113</text:p>
          </table:table-cell>
          <table:table-cell office:value-type="string" calcext:value-type="string">
            <text:p>donnie_darko.jpg</text:p>
          </table:table-cell>
          <table:table-cell table:style-name="ce19" office:value-type="string" calcext:value-type="string">
            <text:p><text:a xlink:href="https://www.adorocinema.com/personalidades/personalidade-66523/" xlink:type="simple">Richard Kelly</text:a></text:p>
          </table:table-cell>
          <table:table-cell table:style-name="ce19" office:value-type="string" calcext:value-type="string">
            <text:p><text:a xlink:href="https://www.adorocinema.com/personalidades/personalidade-66523/" xlink:type="simple">Richard Kelly</text:a></text:p>
          </table:table-cell>
          <table:table-cell office:value-type="float" office:value="2001" calcext:value-type="float">
            <text:p>2001</text:p>
          </table:table-cell>
          <table:table-cell table:style-name="ce21" office:value-type="string" calcext:value-type="string">
            <text:p>Donnie Darko</text:p>
          </table:table-cell>
          <table:table-cell table:style-name="ce20" office:value-type="string" calcext:value-type="string">
            <text:p>donnie_darko_bg.jpg</text:p>
          </table:table-cell>
        </table:table-row>
        <table:table-row table:style-name="ro1">
          <table:table-cell table:number-columns-repeated="9"/>
          <table:table-cell table:style-name="ce20"/>
        </table:table-row>
        <table:table-row table:style-name="ro1" table:number-rows-repeated="474">
          <table:table-cell table:number-columns-repeated="10"/>
        </table:table-row>
        <table:table-row table:style-name="ro1">
          <table:table-cell table:number-columns-repeated="10"/>
        </table:table-row>
      </table:table>
      <table:table table:name="Animes" table:style-name="ta1">
        <table:table-column table:style-name="co2" table:default-cell-style-name="ce19"/>
        <table:table-column table:style-name="co2" table:default-cell-style-name="ce20"/>
        <table:table-column table:style-name="co2" table:default-cell-style-name="ce19"/>
        <table:table-column table:style-name="co2" table:number-columns-repeated="2" table:default-cell-style-name="ce20"/>
        <table:table-column table:style-name="co3" table:default-cell-style-name="Default"/>
        <table:table-row table:style-name="ro1">
          <table:table-cell table:style-name="Default" office:value-type="string" calcext:value-type="string">
            <text:p>titulo</text:p>
          </table:table-cell>
          <table:table-cell table:style-name="Default" office:value-type="string" calcext:value-type="string">
            <text:p>genero</text:p>
          </table:table-cell>
          <table:table-cell table:style-name="Default" office:value-type="string" calcext:value-type="string">
            <text:p>sinopse</text:p>
          </table:table-cell>
          <table:table-cell table:style-name="Default" office:value-type="string" calcext:value-type="string">
            <text:p>foto</text:p>
          </table:table-cell>
          <table:table-cell table:style-name="Default" office:value-type="string" calcext:value-type="string">
            <text:p>titulo_original</text:p>
          </table:table-cell>
          <table:table-cell/>
        </table:table-row>
        <table:table-row table:style-name="ro7">
          <table:table-cell office:value-type="string" calcext:value-type="string">
            <text:p>Attack on Titan</text:p>
          </table:table-cell>
          <table:table-cell office:value-type="string" calcext:value-type="string">
            <text:p>Ação, Aventura, Drama, Fantasia, Suspense</text:p>
          </table:table-cell>
          <table:table-cell office:value-type="string" calcext:value-type="string">
            <text:p>Eren Jaeger jurou eliminar todos os Titãs, mas em uma batalha desesperada ele se torna aquilo que mais odeia. Com seus novos poderes, ele luta pela liberdade da humanidade, combatendo os monstros que ameaçam seu lar. Mesmo depois de derrotar a Titã Fêmea, Eren não consegue descansar - uma horda de Titãs se aproximam da Muralha Rose e a batalha em nome da humanidade continua!</text:p>
          </table:table-cell>
          <table:table-cell office:value-type="string" calcext:value-type="string">
            <text:p>shingeki_no_kyojin.webp</text:p>
          </table:table-cell>
          <table:table-cell table:style-name="ce22" office:value-type="string" calcext:value-type="string">
            <text:p>Shingeki no Kyojin</text:p>
          </table:table-cell>
          <table:table-cell/>
        </table:table-row>
        <table:table-row table:style-name="ro12">
          <table:table-cell table:style-name="ce20" office:value-type="string" calcext:value-type="string">
            <text:p>Guilty Crown</text:p>
          </table:table-cell>
          <table:table-cell office:value-type="string" calcext:value-type="string">
            <text:p>Ação, Ficção, Romance, Drama, Mecha</text:p>
          </table:table-cell>
          <table:table-cell office:value-type="string" calcext:value-type="string">
            <text:p>Na véspera do Natal de <text:a xlink:href="https://pt.wikipedia.org/wiki/2029" xlink:type="simple">2029</text:a>, o não identificado "Vírus Apocalítico" espalhou-se pelo <text:a xlink:href="https://pt.wikipedia.org/wiki/Japão" xlink:type="simple">Japão</text:a> em estado de emergência num caos chamado "Natal Perdido". A organização internacional chamada GHQ intervém com <text:a xlink:href="https://pt.wikipedia.org/wiki/Lei_marcial" xlink:type="simple">leis marciais</text:a> e restaura o Japão ao custo da independência. 10 anos depois, em 2039, Ouma Shu de 17 anos, um estudante anti-social do ensino médio, conhece Inori Yuzuriha, cantora que ficou popularmente conhecida na internet como "Egoist", enquanto visita um de seus lugares favoritos em seu caminho da casa para a escola. Shu é um grande fã de Inori. Contudo, ele também descobre um outro lado dela: ela é um membro da Undertaker, uma organização de oposição que tem o objetivo de libertar o Japão da GHQ. Shu começa a tomar parte nas ações da Undertaker e a "marca do rei" aparece em sua mão direita. Esta "marca" confere a ele o poder de alcançar a alma de outra pessoa e extraí-la de modo que se materializa uma arma. </text:p>
          </table:table-cell>
          <table:table-cell office:value-type="string" calcext:value-type="string">
            <text:p>guilty_crown.jpg</text:p>
          </table:table-cell>
          <table:table-cell table:style-name="ce27" office:value-type="string" calcext:value-type="string">
            <text:p>Guilty Crown</text:p>
          </table:table-cell>
          <table:table-cell/>
        </table:table-row>
        <table:table-row table:style-name="ro2">
          <table:table-cell table:style-name="ce23" office:value-type="string" calcext:value-type="string">
            <text:p>Kabaneri of the Iron Fortress</text:p>
          </table:table-cell>
          <table:table-cell office:value-type="string" calcext:value-type="string">
            <text:p>Ação, Sobrenatural, Suspense</text:p>
          </table:table-cell>
          <table:table-cell office:value-type="string" calcext:value-type="string">
            <text:p>Em uma época de revolução industrial, uma horda de mortos-vivos tomou o mundo de assalto. Esses monstros, batizados de Kabane, só podem ser mortos se seus corações revestidos de ferro forem atravessados. Para sobreviver, o povo da terra de Hinomoto construiu estações-fortalezas, e se comunicam com outras estações através de locomotivas fortificadas chamadas de "Hayajiro". Ikoma é um jovem ferreiro que aguarda por uma chance de demonstrar a força de sua arma especial anti-Kabane. Essa oportunidade surge quando um Hayajiro chega em sua estação, carregando uma misteriosa garota chamada Mumei.</text:p>
          </table:table-cell>
          <table:table-cell office:value-type="string" calcext:value-type="string">
            <text:p>koutetsujou_no_kabaneri.jpg</text:p>
          </table:table-cell>
          <table:table-cell office:value-type="string" calcext:value-type="string">
            <text:p>Koutetsujou no Kabaneri</text:p>
          </table:table-cell>
          <table:table-cell/>
        </table:table-row>
        <table:table-row table:style-name="ro9">
          <table:table-cell table:style-name="ce21" office:value-type="string" calcext:value-type="string">
            <text:p>Sonny Boy</text:p>
          </table:table-cell>
          <table:table-cell office:value-type="string" calcext:value-type="string">
            <text:p>Drama, Fantasia</text:p>
          </table:table-cell>
          <table:table-cell office:value-type="string" calcext:value-type="string">
            <text:p>São férias normais de verão... Exceto pelo fato de que o colégio de Nagara misteriosamente foi parar em outra dimensão. À medida que os alunos começam a desenvolver novos e estranhos poderes, eles trabalharão juntos para sobreviver a esse ambiente estranho e encontrar um caminho para casa, ou suas facções e rivalidades recém-formadas se enfrentarão?</text:p>
          </table:table-cell>
          <table:table-cell office:value-type="string" calcext:value-type="string">
            <text:p>sonny_boy.jpe</text:p>
          </table:table-cell>
          <table:table-cell office:value-type="string" calcext:value-type="string">
            <text:p>Sonny Boy</text:p>
          </table:table-cell>
          <table:table-cell/>
        </table:table-row>
        <table:table-row table:style-name="ro1">
          <table:table-cell table:style-name="ce20" office:value-type="string" calcext:value-type="string">
            <text:p>Ergo Proxy</text:p>
          </table:table-cell>
          <table:table-cell office:value-type="string" calcext:value-type="string">
            <text:p><text:s text:c="2"/>Cyberpunk, Suspense, Mistério, Ficção científica, Romance</text:p>
          </table:table-cell>
          <table:table-cell office:value-type="string" calcext:value-type="string" table:number-columns-spanned="1" table:number-rows-spanned="2">
            <text:p>A história começa numa cidade futurista chamada Romdo, construída para a proteção dos cidadãos após o apocalipse ambiental global. Nesta utopia, humanos e AutoReivs (andróides) coexistem pacificamente num ambiente de total controle. Os Autoreivs são separados em 'de companhia' ou 'Entourage' dependendo do seu papel. Uma série de assassinatos cometidos por robôs e AutoReivs descontrolados infectados pelo vírus Cogito (que faz com que eles adquiram consciência de si) começa a ameaçar o delicado equilíbrio da ordem social de Romdo. Nos bastidores, o governo vem conduzindo experimentos secretos com uma misteriosa forma de vida humanoide chamada Proxy. Acredita-se que os Proxies (descritos como Semi-deuses e Imortais) sejam a chave para a sobrevivência da humanidade.</text:p>
          </table:table-cell>
          <table:table-cell office:value-type="string" calcext:value-type="string">
            <text:p>ergo_proxy.jpg</text:p>
          </table:table-cell>
          <table:table-cell office:value-type="string" calcext:value-type="string">
            <text:p>Ergo Proxy</text:p>
          </table:table-cell>
          <table:table-cell/>
        </table:table-row>
        <table:table-row table:style-name="ro1">
          <table:table-cell table:style-name="ce24"/>
          <table:table-cell/>
          <table:covered-table-cell/>
          <table:table-cell table:number-columns-repeated="3"/>
        </table:table-row>
        <table:table-row table:style-name="ro3">
          <table:table-cell office:value-type="string" calcext:value-type="string">
            <text:p>Dororo</text:p>
          </table:table-cell>
          <table:table-cell table:style-name="ce24" office:value-type="string" calcext:value-type="string">
            <text:p>Artes Marciais, Ação, Sobrenatural, Drama</text:p>
          </table:table-cell>
          <table:table-cell office:value-type="string" calcext:value-type="string">
            <text:p>Ambientado no período Sengoku, Dororo narra a jornada de Hyakkimaru, um garoto que teve partes do corpo retiradas por demônios, tudo graças a um pacto feito por seu pai para instaurar a paz na região. Para que não fosse completamente morto, sua mãe o colocou à deriva em um rio, até que o pequeno foi encontrado por Jukai, um curandeiro que, para salvá-lo, usou magia e alquimia para criar próteses e restaurar as diversas partes do corpo que faltavam na criança. Quando Hyakkimaru chega na adolescência, Jukai o envia em uma missão para derrotar os demônios e recuperar as partes originais de seu corpo. No entanto, ele conhece o pequeno Dororo, uma criança que o acompanha em troca de comida ao longo do extenso caminho percorrido pelas vilas japonesas. A dupla enfrenta demônios sombrios e, aos poucos, Hyakkimaru recupera partes e sentidos que perdeu, mas por outro lado o jovem começa a ficar obcecado em se recompor e destruir seus inimigos. </text:p>
          </table:table-cell>
          <table:table-cell office:value-type="string" calcext:value-type="string">
            <text:p>dororo.jpg</text:p>
          </table:table-cell>
          <table:table-cell office:value-type="string" calcext:value-type="string">
            <text:p>Dororo</text:p>
          </table:table-cell>
          <table:table-cell/>
        </table:table-row>
        <table:table-row table:style-name="ro13">
          <table:table-cell table:style-name="ce21" office:value-type="string" calcext:value-type="string">
            <text:p>Death Note</text:p>
          </table:table-cell>
          <table:table-cell office:value-type="string" calcext:value-type="string">
            <text:p>Thriller, Terror</text:p>
          </table:table-cell>
          <table:table-cell office:value-type="string" calcext:value-type="string">
            <text:p>Um estudante de repente encontra um caderno que caiu do céu. Trata-se do Death Note, que permite ao seu portador matar qualquer pessoa a partir da mera anotação do nome do alvo em uma de suas páginas. Sob a influência de Ruyk, dono do caderno, ele passa a usá-lo para eliminar criminosos e pessoas que escaparam da justiça. A súbita onda de assassinatos faz com que ele seja endeusado por muitos, que o apelidam de Kira, mas também atrai a atenção de um enigmático e brilhante detetive, chamado L.</text:p>
          </table:table-cell>
          <table:table-cell office:value-type="string" calcext:value-type="string">
            <text:p>death_note.webp</text:p>
          </table:table-cell>
          <table:table-cell table:style-name="ce21" office:value-type="string" calcext:value-type="string">
            <text:p>Death Note</text:p>
          </table:table-cell>
          <table:table-cell/>
        </table:table-row>
        <table:table-row table:style-name="ro3">
          <table:table-cell table:style-name="ce20" office:value-type="string" calcext:value-type="string">
            <text:p>Tokyo Ghoul</text:p>
          </table:table-cell>
          <table:table-cell table:style-name="ce24" office:value-type="string" calcext:value-type="string">
            <text:p><text:a xlink:href="https://pt.wikipedia.org/wiki/Filme_de_ação" xlink:type="simple">Ação</text:a>, <text:a xlink:href="https://pt.wikipedia.org/wiki/Drama" xlink:type="simple">Drama</text:a>, <text:a xlink:href="https://pt.wikipedia.org/wiki/Suspense" xlink:type="simple">Suspense</text:a>, <text:a xlink:href="https://pt.wikipedia.org/wiki/Sobrenatural" xlink:type="simple">Sobrenatural</text:a>, <text:a xlink:href="https://pt.wikipedia.org/wiki/Terror" xlink:type="simple">Terror</text:a>, <text:a xlink:href="https://pt.wikipedia.org/wiki/Splatter" xlink:type="simple">Gore</text:a></text:p>
          </table:table-cell>
          <table:table-cell office:value-type="string" calcext:value-type="string">
            <text:p>A história de Tokyo Ghoul gira em torno de Ken Kaneki, um estudante que mal sobrevive a um encontro mortal com Rize Kamishiro, uma mulher que se revela um ghoul; ghoul são criaturas semelhantes a humanos que caçam e devoram carne humana, com essa revelação Rize ataca Kaneki que é ferido gravemente, tentando fugir desesperadamente Rize o encurrala até que vários canos de metal caem em Rize aparentemente a matando, logo após isso Kaneki desmaia devido aos ferimentos e é levado para o hospital em estado critico. Depois de recuperado, ele descobre que, de alguma forma, foi submetido a uma cirurgia que o transformou em meio-ghoul, e que, assim como eles, deverá consumir carne humana para poder sobreviver. Sem ninguém pra recorrer, ele é levado pelo gerente(Kuzen) de uma cafeteria chamada "Anteiku", onde lhe ensinam a viver como meio-humano e meio-ghoul e a interagir com a sociedade dos ghouls e as suas facções, enquanto se esforça para conviver com os humanos</text:p>
          </table:table-cell>
          <table:table-cell office:value-type="string" calcext:value-type="string">
            <text:p>tokyo_ghoul.jpg</text:p>
          </table:table-cell>
          <table:table-cell office:value-type="string" calcext:value-type="string">
            <text:p>Tokyo Ghoul</text:p>
          </table:table-cell>
          <table:table-cell/>
        </table:table-row>
        <table:table-row table:style-name="ro8">
          <table:table-cell office:value-type="string" calcext:value-type="string">
            <text:p><text:a xlink:href="https://myanimelist.net/anime/269/Bleach" xlink:type="simple">Bleach</text:a></text:p>
          </table:table-cell>
          <table:table-cell office:value-type="string" calcext:value-type="string">
            <text:p>Ação, Aventura, Fantasia</text:p>
          </table:table-cell>
          <table:table-cell office:value-type="string" calcext:value-type="string">
            <text:p>O jovem Ichigo, depois de passar grande parte de sua vida vendo fantasmas, se torna um Shinigami, um ser sobrenatural capaz de controlar a morte. Devido a isso, ele dedica sua vida a proteger os inocentes e ajudar os espíritos torturados até que eles encontrem a paz.</text:p>
          </table:table-cell>
          <table:table-cell office:value-type="string" calcext:value-type="string">
            <text:p>bleach.jpg</text:p>
          </table:table-cell>
          <table:table-cell office:value-type="string" calcext:value-type="string">
            <text:p>Bleach</text:p>
          </table:table-cell>
          <table:table-cell/>
        </table:table-row>
        <table:table-row table:style-name="ro3">
          <table:table-cell table:style-name="ce20" office:value-type="string" calcext:value-type="string">
            <text:p>My Hero Academia</text:p>
          </table:table-cell>
          <table:table-cell office:value-type="string" calcext:value-type="string">
            <text:p>Ação</text:p>
          </table:table-cell>
          <table:table-cell office:value-type="string" calcext:value-type="string">
            <text:p>A história de My Hero Academia é ambientada em um mundo onde a maior parte da população humana possui habilidades especiais conhecidas como “individualidades”. Esses poderes costumam se manifestar por volta dos quatro anos de idade e existem inúmeras individualidades, sendo bastante improvável que alguém tenha as mesmas habilidades que outra pessoa. Alguns decidem seguir carreira como super heróis, usando suas individualidades para combater o crime e resgatar civis. Com uma série de leis que regulam os trabalhos dos heróis, alguns deles conseguem ganham status de celebridade. Então, conhecemos Izuku Midoriya, um jovem adolescente que nasceu sem individualidade e é assombrado por essa condição. Depois de ajudar um super herói ferido, Izuku recebe em troca a individualidade que fez de All Might o Nº1 da nação. Agora, encarregado de seguir os passos de seu super herói favorito, Izuku entra para a Academia de Heróis, uma escola para treinar os futuros heróis profissionais. </text:p>
          </table:table-cell>
          <table:table-cell office:value-type="string" calcext:value-type="string">
            <text:p>boku_no_hero_academia.jpg</text:p>
          </table:table-cell>
          <table:table-cell office:value-type="string" calcext:value-type="string">
            <text:p>Boku no Hero Academia</text:p>
          </table:table-cell>
          <table:table-cell/>
        </table:table-row>
        <table:table-row table:style-name="ro9">
          <table:table-cell office:value-type="string" calcext:value-type="string">
            <text:p><text:a xlink:href="https://myanimelist.net/anime/28999/Charlotte" xlink:type="simple">Charlotte</text:a></text:p>
          </table:table-cell>
          <table:table-cell office:value-type="string" calcext:value-type="string">
            <text:p>Drama, Escola, Super Poder</text:p>
          </table:table-cell>
          <table:table-cell table:style-name="ce25" office:value-type="string" calcext:value-type="string">
            <text:p>Num mundo alternativo, uma pequena porcentagem das crianças são capazes de manifestar seus superpoderes ao atingir a puberdade. A história é ambientada na Academia Hoshinoumi e acompanha os membros do conselho estudantil, que ajudam os outros alunos com problemas decorrentes das suas habilidades.</text:p>
          </table:table-cell>
          <table:table-cell office:value-type="string" calcext:value-type="string">
            <text:p>charlotte.jpg</text:p>
          </table:table-cell>
          <table:table-cell table:style-name="ce22" office:value-type="string" calcext:value-type="string">
            <text:p><text:span text:style-name="T2"><text:a xlink:href="https://myanimelist.net/anime/28999/Charlotte" xlink:type="simple">Charlotte</text:a></text:span></text:p>
          </table:table-cell>
          <table:table-cell/>
        </table:table-row>
        <table:table-row table:style-name="ro1">
          <table:table-cell table:style-name="Default" table:number-columns-repeated="2"/>
          <table:table-cell table:style-name="ce26"/>
          <table:table-cell table:style-name="Default" table:number-columns-repeated="2"/>
          <table:table-cell/>
        </table:table-row>
      </table:table>
      <table:table table:name="Series" table:style-name="ta1">
        <table:table-column table:style-name="co2" table:number-columns-repeated="2" table:default-cell-style-name="ce20"/>
        <table:table-column table:style-name="co2" table:default-cell-style-name="ce19"/>
        <table:table-column table:style-name="co2" table:number-columns-repeated="2" table:default-cell-style-name="ce20"/>
        <table:table-row table:style-name="ro1">
          <table:table-cell table:style-name="Default" office:value-type="string" calcext:value-type="string">
            <text:p>titulo</text:p>
          </table:table-cell>
          <table:table-cell table:style-name="Default" office:value-type="string" calcext:value-type="string">
            <text:p>genero</text:p>
          </table:table-cell>
          <table:table-cell table:style-name="Default" office:value-type="string" calcext:value-type="string">
            <text:p>sinopse</text:p>
          </table:table-cell>
          <table:table-cell table:style-name="Default" office:value-type="string" calcext:value-type="string">
            <text:p>foto</text:p>
          </table:table-cell>
          <table:table-cell table:style-name="Default" office:value-type="string" calcext:value-type="string">
            <text:p>titulo_original</text:p>
          </table:table-cell>
        </table:table-row>
        <table:table-row table:style-name="ro7">
          <table:table-cell office:value-type="string" calcext:value-type="string">
            <text:p>grimm</text:p>
          </table:table-cell>
          <table:table-cell office:value-type="string" calcext:value-type="string">
            <text:p>Mistério</text:p>
          </table:table-cell>
          <table:table-cell office:value-type="string" calcext:value-type="string">
            <text:p>Grimm – Contos de Terror é uma série dramática inspirada nos clássicos contos de fada dos Irmãos Grimm. Depois que Nick Burkhardt (David Giuntoli), detetive da divisão de homicídios de Portland, descobre que descende de uma linhagem de perfiladores criminais de elite conhecidos como ‘Grimms’, ele cada vez mais vê suas responsabilidades como detetive se chocarem com suas responsabilidades como grimm.</text:p>
          </table:table-cell>
          <table:table-cell office:value-type="string" calcext:value-type="string">
            <text:p>grimm.jpg</text:p>
          </table:table-cell>
          <table:table-cell office:value-type="string" calcext:value-type="string">
            <text:p>grimm</text:p>
          </table:table-cell>
        </table:table-row>
        <table:table-row table:style-name="ro13">
          <table:table-cell office:value-type="string" calcext:value-type="string">
            <text:p>Breaking Bad</text:p>
          </table:table-cell>
          <table:table-cell office:value-type="string" calcext:value-type="string">
            <text:p>Ação, Drama, Suspense, Crime</text:p>
          </table:table-cell>
          <table:table-cell office:value-type="string" calcext:value-type="string">
            <text:p>Walter White é um homem brilhante frustrado em dar aulas para adolescentes do ensino médio enquanto lida com um filho sofrendo de paralisia cerebral, uma esposa grávida e dívidas intermináveis. White, então, é diagnosticado com um câncer no pulmão - o que o leva a sofrer um colapso emocional e abraçar uma vida de crimes para pagar suas dívidas hospitalares e dar uma boa vida aos seus filhos.[7] Walter resolve produzir metanfetamina de alta pureza com seu ex-aluno, Jesse Pinkman.</text:p>
          </table:table-cell>
          <table:table-cell office:value-type="string" calcext:value-type="string">
            <text:p>breaking_bad.png</text:p>
          </table:table-cell>
          <table:table-cell office:value-type="string" calcext:value-type="string">
            <text:p>Breaking Bad</text:p>
          </table:table-cell>
        </table:table-row>
        <table:table-row table:style-name="ro21">
          <table:table-cell table:style-name="ce19" office:value-type="string" calcext:value-type="string">
            <text:p>The Walking Dead</text:p>
          </table:table-cell>
          <table:table-cell office:value-type="string" calcext:value-type="string">
            <text:p>Terror, Drama</text:p>
          </table:table-cell>
          <table:table-cell table:style-name="ce23" office:value-type="string" calcext:value-type="string">
            <text:p>The Walking Dead conta a história de um pequeno grupo de sobreviventes em um mundo pós-apocalíptico cheio de mortos-vivos. A série apresenta a excessiva jornada do grupo liderado por Rick Grimes, em busca de suprimentos e refúgios seguros. Além disso, os sobreviventes têm que lidar com dilemas morais, sentimentos confusos e desafios do dia a dia em um mundo hostil e praticamente dominado por mortos-vivos.</text:p>
          </table:table-cell>
          <table:table-cell office:value-type="string" calcext:value-type="string">
            <text:p>the_walking_dead.jpg</text:p>
          </table:table-cell>
          <table:table-cell table:style-name="ce19" office:value-type="string" calcext:value-type="string">
            <text:p>The Walking Dead</text:p>
          </table:table-cell>
        </table:table-row>
        <table:table-row table:style-name="ro8">
          <table:table-cell office:value-type="string" calcext:value-type="string">
            <text:p>Lost</text:p>
          </table:table-cell>
          <table:table-cell office:value-type="string" calcext:value-type="string">
            <text:p>Ação, Drama, Ficção científica</text:p>
          </table:table-cell>
          <table:table-cell office:value-type="string" calcext:value-type="string">
            <text:p>Série de televisão norte-americana de drama, fantasia e ficção científica que seguiu a vida dos sobreviventes de um acidente aéreo numa misteriosa ilha tropical, após o avião que viajava de Sydney, Austrália para Los Angeles, Estados Unidos cair em algum lugar do Oceano Pacífico. </text:p>
          </table:table-cell>
          <table:table-cell office:value-type="string" calcext:value-type="string">
            <text:p>lost.jpg</text:p>
          </table:table-cell>
          <table:table-cell office:value-type="string" calcext:value-type="string">
            <text:p>Lost</text:p>
          </table:table-cell>
        </table:table-row>
        <table:table-row table:style-name="ro9">
          <table:table-cell office:value-type="string" calcext:value-type="string">
            <text:p>Heroes</text:p>
          </table:table-cell>
          <table:table-cell office:value-type="string" calcext:value-type="string">
            <text:p>Super heroi, Drama, Ficção científica</text:p>
          </table:table-cell>
          <table:table-cell office:value-type="string" calcext:value-type="string">
            <text:p>A trama de Heroes é projetada para ser semelhante das histórias em quadrinhos com pequenas histórias como pano de fundo para "a grande ação global da série". Cada temporada de Heroes foi concebida para envolver pessoas comuns que descobrem poderes extraordinários, e como essas habilidades produzem efeitos na vida da personagem. </text:p>
          </table:table-cell>
          <table:table-cell office:value-type="string" calcext:value-type="string">
            <text:p>heroes.jpg</text:p>
          </table:table-cell>
          <table:table-cell office:value-type="string" calcext:value-type="string">
            <text:p>Heroes</text:p>
          </table:table-cell>
        </table:table-row>
        <table:table-row table:style-name="ro3">
          <table:table-cell office:value-type="string" calcext:value-type="string">
            <text:p>Arquivo X</text:p>
          </table:table-cell>
          <table:table-cell office:value-type="string" calcext:value-type="string">
            <text:p>Ficção científica, Terror, Suspense, Drama</text:p>
          </table:table-cell>
          <table:table-cell office:value-type="string" calcext:value-type="string">
            <text:p>Os agentes especiais do FBI, Fox Mulder (David Duchovny) e Dana Scully (Gillian Anderson), investigam os Arquivos-x: casos não solucionados envolvendo fenômenos paranormais. Mulder acredita na existência de extraterrestres e em paranormalidade, enquanto Scully, uma médica cética, é designada para fazer análises científicas das descobertas de Mulder e propor alternativas racionais ao seu trabalho. Ainda no começo da série, ambos os agentes tornam-se alvo de uma trama conspiratória e passam a confiar apenas um no outro e em outras poucas pessoas. Os agentes também descobrem os planos do governo de manter a existência de vida extraterrestre um segredo. Eles desenvolvem um relacionamento próximo, começando com um sentimento platônico e depois tornando-se um relacionamento romântico no término da série. Além dos episódios que ajudam a explorar esta história maior contada pela série, há também histórias curtas, que lidam com o paranormal, contadas em apenas um episódio. </text:p>
          </table:table-cell>
          <table:table-cell office:value-type="string" calcext:value-type="string">
            <text:p>arquivo_x.jpg</text:p>
          </table:table-cell>
          <table:table-cell office:value-type="string" calcext:value-type="string">
            <text:p>The X-File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2T21:07:17.784933814</meta:creation-date>
    <dc:date>2023-04-25T11:33:46.894237853</dc:date>
    <meta:editing-duration>PT1H20M45S</meta:editing-duration>
    <meta:editing-cycles>7</meta:editing-cycles>
    <meta:generator>LibreOffice/7.3.7.2$Linux_X86_64 LibreOffice_project/30$Build-2</meta:generator>
    <meta:document-statistic meta:table-count="3" meta:cell-count="245" meta:object-count="0"/>
  </office:meta>
</office:document-meta>
</file>